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ize="16pt" style:font-size-asian="16pt" style:font-size-complex="16pt"/>
    </style:style>
    <style:style style:name="P2" style:family="paragraph" style:parent-style-name="Standard">
      <style:text-properties style:font-name="Verdana" fo:font-size="16pt" fo:font-weight="normal" style:font-size-asian="16pt" style:font-weight-asian="normal" style:font-size-complex="16pt" style:font-weight-complex="normal"/>
    </style:style>
    <style:style style:name="P3" style:family="paragraph" style:parent-style-name="Standard">
      <style:text-properties style:font-name="Verdana" fo:font-size="12pt" style:font-size-asian="10.5pt" style:font-size-complex="12pt"/>
    </style:style>
    <style:style style:name="P4" style:family="paragraph" style:parent-style-name="Standard">
      <style:text-properties style:font-name="Verdana" fo:font-size="12pt" fo:font-weight="bold" style:font-size-asian="10.5pt" style:font-weight-asian="bold" style:font-size-complex="12pt" style:font-weight-complex="bold"/>
    </style:style>
    <style:style style:name="P5" style:family="paragraph" style:parent-style-name="Standard">
      <style:text-properties style:font-name="Verdana" fo:font-size="12pt" fo:font-weight="normal" style:font-size-asian="10.5pt" style:font-weight-asian="normal" style:font-size-complex="12pt" style:font-weight-complex="normal"/>
    </style:style>
    <style:style style:name="P6" style:family="paragraph" style:parent-style-name="Standard">
      <style:text-properties style:font-name="Verdana" fo:font-size="12pt" fo:font-weight="normal" officeooo:paragraph-rsid="00023bcc" style:font-size-asian="10.5pt" style:font-weight-asian="normal" style:font-size-complex="12pt" style:font-weight-complex="normal"/>
    </style:style>
    <style:style style:name="P7" style:family="paragraph" style:parent-style-name="Standard">
      <style:paragraph-properties fo:break-before="page"/>
      <style:text-properties style:font-name="Verdana" fo:font-size="16pt" fo:font-weight="normal" style:font-size-asian="16pt" style:font-weight-asian="normal" style:font-size-complex="16pt" style:font-weight-complex="normal"/>
    </style:style>
    <style:style style:name="P8" style:family="paragraph" style:parent-style-name="Standard">
      <style:text-properties style:font-name="Verdana" fo:font-size="12pt" fo:font-weight="bold"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officeooo:rsid="00023bcc"/>
    </style:style>
    <style:style style:name="T3" style:family="text">
      <style:text-properties officeooo:rsid="00041c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text:span>bout the upcoming openSUSE conference</text:p>
      <text:p text:style-name="P1"/>
      <text:p text:style-name="P1">For non-technical audiences</text:p>
      <text:p text:style-name="P4"/>
      <text:p text:style-name="P4">openSUSE Linux conference <text:span text:style-name="T2">coming in Dubrovnik</text:span></text:p>
      <text:p text:style-name="P3">From <text:span text:style-name="T2">April 24-28</text:span> the <text:span text:style-name="T2">University of Dubrovnik in Croatia will be</text:span> host <text:span text:style-name="T2">to </text:span>the <text:span text:style-name="T2">6th</text:span> international openSUSE Linux conference. This conference brings together several hundred participants from the 'Free and Open Source Software' community. The Open Source community consists of tens of thousands around the world, working in a concerted effort to develop cutting edge computer software like Firefox, VLC and LibreOffice.org in an open fashion, which is then made available for free. And not just free, but also Free – anyone can copy and modify this software, allowing people around the globe to customize it to their own personal needs or make it with changes available to others. Even if you are not a programmer yourself, you benefit from the many others who improve the software and share their work, leading to more secure and stable software. The openSUSE community focuses specifically on making their software suitable for the 'average' computer user in the form of the freely downloadable “openSUSE Linux Distribution”.</text:p>
      <text:p text:style-name="P3"/>
      <text:p text:style-name="P3">At the conference there will be <text:span text:style-name="T2">over 80</text:span> sessions on a variety of technical and less technical matters like <text:span text:style-name="T1">writing and packaging software, cloud computing and digital photography tools.</text:span> There will also be a number of social events <text:span text:style-name="T2">including a party or two</text:span>. The conference is free for anyone and you can still register or just read more <text:span text:style-name="T2">about it </text:span>on conference.opensuse.org!</text:p>
      <text:p text:style-name="P3"/>
      <text:p text:style-name="P4"/>
      <text:p text:style-name="P4">openSUSE Linux conference about to start in <text:span text:style-name="T3">Dubrovnik</text:span></text:p>
      <text:p text:style-name="P6">From <text:span text:style-name="T2">April 24-28</text:span> the <text:span text:style-name="T2">University of Dubrovnik, Croatia, will be</text:span> host <text:span text:style-name="T2">to </text:span>the <text:span text:style-name="T2">6th</text:span> international openSUSE Linux conference. Several hundred participants from around the world will visit to discuss and work on powerful yet freely available computer software, as well as to party and have a good time. The conference is free for anyone and you can still register or just read more on conference.opensuse.org!</text:p>
      <text:p text:style-name="P5"/>
      <text:p text:style-name="P2"/>
      <text:p text:style-name="P7">For technical audiences</text:p>
      <text:p text:style-name="P5"/>
      <text:p text:style-name="P4">openSUSE conference about to start in <text:span text:style-name="T3">Dubrovnik</text:span></text:p>
      <text:p text:style-name="P6">From <text:span text:style-name="T2">April 24-28</text:span> the <text:span text:style-name="T2">University of Dubrovnik in Croatia will be</text:span> host <text:span text:style-name="T2">to </text:span>the <text:span text:style-name="T2">6th</text:span> international openSUSE Linux conference. About <text:span text:style-name="T2">3</text:span>00 openSUSE <text:span text:style-name="T2">contributors</text:span> <text:span text:style-name="T2">and members from</text:span> other Free Software projects like LibreOffice, Firefox, the kernel, Samba, KDE and GNOME will come together to discuss where Free <text:span text:style-name="T2">and Open Source </text:span>Software is going. <text:span text:style-name="T2">The theme of the event is “The strength to change”, as change is a constant in the world of Free Software. </text:span>The conference will feature <text:span text:style-name="T2">almost</text:span> 100 talks, workshops and BoF sessions during the four days the conference lasts. Keynote speakers include <text:span text:style-name="T2">Michael Meeks from the LibreOffice project</text:span>. Topics include packaging and the Open Build Service, Cloud computing, <text:span text:style-name="T2">programming and much more.</text:span> The conference is free for anyone and you can still register or just read more on conference.opensuse.org!</text:p>
      <text:p text:style-name="P5"/>
      <text:p text:style-name="P4">openSUSE conference about to start in <text:span text:style-name="T3">Dubrovnik</text:span></text:p>
      <text:p text:style-name="P6">From <text:span text:style-name="T2">April 24-28</text:span> the <text:span text:style-name="T2">University of Dubrovnik in Croatia will be</text:span> host <text:span text:style-name="T2">to </text:span>the <text:span text:style-name="T2">6th</text:span> international openSUSE Linux conference. About <text:span text:style-name="T2">3</text:span>00 openSUSE <text:span text:style-name="T2">contributors</text:span> <text:span text:style-name="T2">and members from</text:span> other Free Software projects like LibreOffice, Firefox, the kernel, Samba, KDE and GNOME will come together for over <text:span text:style-name="T2">almost </text:span>100 talks, workshops and BoF sessions. The conference is free for anyone and you can still register or just read more on conference.opensus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1T20:15:40</meta:creation-date>
    <dc:date>2014-03-14T17:28:24.532973285</dc:date>
    <meta:editing-duration>PT24M11S</meta:editing-duration>
    <meta:editing-cycles>5</meta:editing-cycles>
    <meta:generator>LibreOffice/4.1.5.3$Linux_X86_64 LibreOffice_project/410m0$Build-3</meta:generator>
    <dc:creator>Jos Poortvliet</dc:creator>
    <meta:document-statistic meta:table-count="0" meta:image-count="0" meta:object-count="0" meta:page-count="2" meta:paragraph-count="12" meta:word-count="527" meta:character-count="3345" meta:non-whitespace-character-count="2829"/>
  </office:meta>
</office:document-meta>
</file>